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Pictures/1000000000000247000001CE3CF05FBC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577cm" svg:height="10.759cm" svg:x="3.423cm" svg:y="0.001cm">
          <draw:image xlink:href="Pictures/1000000000000247000001CE3CF05FBC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0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26T11:55:07.364000000</meta:creation-date>
    <dc:date>2015-04-16T18:17:12.354000000</dc:date>
    <meta:editing-duration>PT33M29S</meta:editing-duration>
    <meta:editing-cycles>15</meta:editing-cycles>
    <meta:generator>LibreOffice/4.3.2.2$Windows_x86 LibreOffice_project/edfb5295ba211bd31ad47d0bad0118690f76407d</meta:generator>
    <meta:document-statistic meta:object-count="1"/>
  </office:meta>
</office:document-meta>
</file>